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1.997cm"/>
    </style:style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ffcc99" fo:border="none"/>
    </style:style>
    <style:style style:name="ce4" style:family="table-cell" style:parent-style-name="Default">
      <style:table-cell-properties fo:background-color="#ffcc99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99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odigo</text:p>
          </table:table-cell>
          <table:table-cell table:style-name="ce1" office:value-type="string">
            <text:p>Cod (texto)</text:p>
          </table:table-cell>
          <table:table-cell table:style-name="ce4" office:value-type="string">
            <text:p>Container</text:p>
          </table:table-cell>
          <table:table-cell table:style-name="ce5" office:value-type="string">
            <text:p>Chegando</text:p>
          </table:table-cell>
        </table:table-row>
        <table:table-row table:style-name="ro1">
          <table:table-cell office:value-type="string">
            <text:p>137350A</text:p>
          </table:table-cell>
          <table:table-cell table:formula="of:=LEFT([.A2];8)" office:value-type="string" office:string-value="137350A">
            <text:p>137350A</text:p>
          </table:table-cell>
          <table:table-cell office:value-type="string">
            <text:p>1425+</text:p>
          </table:table-cell>
          <table:table-cell office:value-type="float" office:value="48000">
            <text:p>48000</text:p>
          </table:table-cell>
        </table:table-row>
        <table:table-row table:style-name="ro1">
          <table:table-cell office:value-type="string">
            <text:p>137350B</text:p>
          </table:table-cell>
          <table:table-cell table:formula="of:=LEFT([.A3];8)" office:value-type="string" office:string-value="137350B">
            <text:p>137350B</text:p>
          </table:table-cell>
          <table:table-cell office:value-type="string">
            <text:p>1425+</text:p>
          </table:table-cell>
          <table:table-cell office:value-type="float" office:value="48000">
            <text:p>48000</text:p>
          </table:table-cell>
        </table:table-row>
        <table:table-row table:style-name="ro1">
          <table:table-cell office:value-type="string">
            <text:p>137350P</text:p>
          </table:table-cell>
          <table:table-cell table:formula="of:=LEFT([.A4];8)" office:value-type="string" office:string-value="137350P">
            <text:p>137350P</text:p>
          </table:table-cell>
          <table:table-cell office:value-type="string">
            <text:p>1421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string">
            <text:p>138499P</text:p>
          </table:table-cell>
          <table:table-cell table:formula="of:=LEFT([.A5];8)" office:value-type="string" office:string-value="138499P">
            <text:p>138499P</text:p>
          </table:table-cell>
          <table:table-cell office:value-type="string">
            <text:p>1425+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139385P</text:p>
          </table:table-cell>
          <table:table-cell table:formula="of:=LEFT([.A6];8)" office:value-type="string" office:string-value="139385P">
            <text:p>139385P</text:p>
          </table:table-cell>
          <table:table-cell office:value-type="string">
            <text:p>1425+</text:p>
          </table:table-cell>
          <table:table-cell office:value-type="float" office:value="72000">
            <text:p>72000</text:p>
          </table:table-cell>
        </table:table-row>
        <table:table-row table:style-name="ro1">
          <table:table-cell office:value-type="string">
            <text:p>139385T</text:p>
          </table:table-cell>
          <table:table-cell table:formula="of:=LEFT([.A7];8)" office:value-type="string" office:string-value="139385T">
            <text:p>139385T</text:p>
          </table:table-cell>
          <table:table-cell office:value-type="string">
            <text:p>1424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string">
            <text:p>139385T</text:p>
          </table:table-cell>
          <table:table-cell table:formula="of:=LEFT([.A8];8)" office:value-type="string" office:string-value="139385T">
            <text:p>139385T</text:p>
          </table:table-cell>
          <table:table-cell office:value-type="string">
            <text:p>1425+</text:p>
          </table:table-cell>
          <table:table-cell office:value-type="float" office:value="36000">
            <text:p>36000</text:p>
          </table:table-cell>
        </table:table-row>
        <table:table-row table:style-name="ro1">
          <table:table-cell office:value-type="float" office:value="139388">
            <text:p>139388</text:p>
          </table:table-cell>
          <table:table-cell table:formula="of:=LEFT([.A9];8)" office:value-type="string" office:string-value="139388">
            <text:p>139388</text:p>
          </table:table-cell>
          <table:table-cell office:value-type="string">
            <text:p>1425+</text:p>
          </table:table-cell>
          <table:table-cell office:value-type="float" office:value="10800">
            <text:p>10800</text:p>
          </table:table-cell>
        </table:table-row>
        <table:table-row table:style-name="ro1">
          <table:table-cell office:value-type="string">
            <text:p>139547A</text:p>
          </table:table-cell>
          <table:table-cell table:formula="of:=LEFT([.A10];8)" office:value-type="string" office:string-value="139547A">
            <text:p>139547A</text:p>
          </table:table-cell>
          <table:table-cell office:value-type="string">
            <text:p>1425+</text:p>
          </table:table-cell>
          <table:table-cell office:value-type="float" office:value="72000">
            <text:p>72000</text:p>
          </table:table-cell>
        </table:table-row>
        <table:table-row table:style-name="ro1">
          <table:table-cell office:value-type="float" office:value="139735">
            <text:p>139735</text:p>
          </table:table-cell>
          <table:table-cell table:formula="of:=LEFT([.A11];8)" office:value-type="string" office:string-value="139735">
            <text:p>139735</text:p>
          </table:table-cell>
          <table:table-cell office:value-type="string">
            <text:p>1423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0092A</text:p>
          </table:table-cell>
          <table:table-cell table:formula="of:=LEFT([.A12];8)" office:value-type="string" office:string-value="140092A">
            <text:p>140092A</text:p>
          </table:table-cell>
          <table:table-cell office:value-type="string">
            <text:p>141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0117">
            <text:p>140117</text:p>
          </table:table-cell>
          <table:table-cell table:formula="of:=LEFT([.A13];8)" office:value-type="string" office:string-value="140117">
            <text:p>140117</text:p>
          </table:table-cell>
          <table:table-cell office:value-type="string">
            <text:p>1418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0117R</text:p>
          </table:table-cell>
          <table:table-cell table:formula="of:=LEFT([.A14];8)" office:value-type="string" office:string-value="140117R">
            <text:p>140117R</text:p>
          </table:table-cell>
          <table:table-cell office:value-type="string">
            <text:p>141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0117S</text:p>
          </table:table-cell>
          <table:table-cell table:formula="of:=LEFT([.A15];8)" office:value-type="string" office:string-value="140117S">
            <text:p>140117S</text:p>
          </table:table-cell>
          <table:table-cell office:value-type="string">
            <text:p>1419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string">
            <text:p>140125A</text:p>
          </table:table-cell>
          <table:table-cell table:formula="of:=LEFT([.A16];8)" office:value-type="string" office:string-value="140125A">
            <text:p>140125A</text:p>
          </table:table-cell>
          <table:table-cell office:value-type="string">
            <text:p>142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140125R</text:p>
          </table:table-cell>
          <table:table-cell table:formula="of:=LEFT([.A17];8)" office:value-type="string" office:string-value="140125R">
            <text:p>140125R</text:p>
          </table:table-cell>
          <table:table-cell office:value-type="string">
            <text:p>1421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140125V</text:p>
          </table:table-cell>
          <table:table-cell table:formula="of:=LEFT([.A18];8)" office:value-type="string" office:string-value="140125V">
            <text:p>140125V</text:p>
          </table:table-cell>
          <table:table-cell office:value-type="string">
            <text:p>1420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0310">
            <text:p>140310</text:p>
          </table:table-cell>
          <table:table-cell table:formula="of:=LEFT([.A19];8)" office:value-type="string" office:string-value="140310">
            <text:p>140310</text:p>
          </table:table-cell>
          <table:table-cell office:value-type="string">
            <text:p>1425+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float" office:value="140395">
            <text:p>140395</text:p>
          </table:table-cell>
          <table:table-cell table:formula="of:=LEFT([.A20];8)" office:value-type="string" office:string-value="140395">
            <text:p>140395</text:p>
          </table:table-cell>
          <table:table-cell office:value-type="string">
            <text:p>1419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140401">
            <text:p>140401</text:p>
          </table:table-cell>
          <table:table-cell table:formula="of:=LEFT([.A21];8)" office:value-type="string" office:string-value="140401">
            <text:p>140401</text:p>
          </table:table-cell>
          <table:table-cell office:value-type="string">
            <text:p>1425+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140402">
            <text:p>140402</text:p>
          </table:table-cell>
          <table:table-cell table:formula="of:=LEFT([.A22];8)" office:value-type="string" office:string-value="140402">
            <text:p>140402</text:p>
          </table:table-cell>
          <table:table-cell office:value-type="string">
            <text:p>1425+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 office:value-type="float" office:value="140879">
            <text:p>140879</text:p>
          </table:table-cell>
          <table:table-cell table:formula="of:=LEFT([.A23];8)" office:value-type="string" office:string-value="140879">
            <text:p>140879</text:p>
          </table:table-cell>
          <table:table-cell office:value-type="string">
            <text:p>1421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140902G</text:p>
          </table:table-cell>
          <table:table-cell table:formula="of:=LEFT([.A24];8)" office:value-type="string" office:string-value="140902G">
            <text:p>140902G</text:p>
          </table:table-cell>
          <table:table-cell office:value-type="string">
            <text:p>1422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40923">
            <text:p>140923</text:p>
          </table:table-cell>
          <table:table-cell table:formula="of:=LEFT([.A25];8)" office:value-type="string" office:string-value="140923">
            <text:p>140923</text:p>
          </table:table-cell>
          <table:table-cell office:value-type="string">
            <text:p>1425+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140963A</text:p>
          </table:table-cell>
          <table:table-cell table:formula="of:=LEFT([.A26];8)" office:value-type="string" office:string-value="140963A">
            <text:p>140963A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0975A</text:p>
          </table:table-cell>
          <table:table-cell table:formula="of:=LEFT([.A27];8)" office:value-type="string" office:string-value="140975A">
            <text:p>140975A</text:p>
          </table:table-cell>
          <table:table-cell office:value-type="string">
            <text:p>1425+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140975L</text:p>
          </table:table-cell>
          <table:table-cell table:formula="of:=LEFT([.A28];8)" office:value-type="string" office:string-value="140975L">
            <text:p>140975L</text:p>
          </table:table-cell>
          <table:table-cell office:value-type="string">
            <text:p>1425+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140975T</text:p>
          </table:table-cell>
          <table:table-cell table:formula="of:=LEFT([.A29];8)" office:value-type="string" office:string-value="140975T">
            <text:p>140975T</text:p>
          </table:table-cell>
          <table:table-cell office:value-type="string">
            <text:p>1422</text:p>
          </table:table-cell>
          <table:table-cell office:value-type="float" office:value="4944">
            <text:p>4944</text:p>
          </table:table-cell>
        </table:table-row>
        <table:table-row table:style-name="ro1">
          <table:table-cell office:value-type="string">
            <text:p>140975T</text:p>
          </table:table-cell>
          <table:table-cell table:formula="of:=LEFT([.A30];8)" office:value-type="string" office:string-value="140975T">
            <text:p>140975T</text:p>
          </table:table-cell>
          <table:table-cell office:value-type="string">
            <text:p>1423</text:p>
          </table:table-cell>
          <table:table-cell office:value-type="float" office:value="4656">
            <text:p>4656</text:p>
          </table:table-cell>
        </table:table-row>
        <table:table-row table:style-name="ro1">
          <table:table-cell office:value-type="string">
            <text:p>140975V</text:p>
          </table:table-cell>
          <table:table-cell table:formula="of:=LEFT([.A31];8)" office:value-type="string" office:string-value="140975V">
            <text:p>140975V</text:p>
          </table:table-cell>
          <table:table-cell office:value-type="string">
            <text:p>1425+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141025">
            <text:p>141025</text:p>
          </table:table-cell>
          <table:table-cell table:formula="of:=LEFT([.A32];8)" office:value-type="string" office:string-value="141025">
            <text:p>141025</text:p>
          </table:table-cell>
          <table:table-cell office:value-type="string">
            <text:p>1424</text:p>
          </table:table-cell>
          <table:table-cell office:value-type="float" office:value="48000">
            <text:p>48000</text:p>
          </table:table-cell>
        </table:table-row>
        <table:table-row table:style-name="ro1">
          <table:table-cell office:value-type="float" office:value="141184">
            <text:p>141184</text:p>
          </table:table-cell>
          <table:table-cell table:formula="of:=LEFT([.A33];8)" office:value-type="string" office:string-value="141184">
            <text:p>141184</text:p>
          </table:table-cell>
          <table:table-cell office:value-type="string">
            <text:p>1425+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141200">
            <text:p>141200</text:p>
          </table:table-cell>
          <table:table-cell table:formula="of:=LEFT([.A34];8)" office:value-type="string" office:string-value="141200">
            <text:p>141200</text:p>
          </table:table-cell>
          <table:table-cell office:value-type="string">
            <text:p>1423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141244P</text:p>
          </table:table-cell>
          <table:table-cell table:formula="of:=LEFT([.A35];8)" office:value-type="string" office:string-value="141244P">
            <text:p>141244P</text:p>
          </table:table-cell>
          <table:table-cell office:value-type="string">
            <text:p>1421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float" office:value="141253">
            <text:p>141253</text:p>
          </table:table-cell>
          <table:table-cell table:formula="of:=LEFT([.A36];8)" office:value-type="string" office:string-value="141253">
            <text:p>141253</text:p>
          </table:table-cell>
          <table:table-cell office:value-type="string">
            <text:p>1424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41264">
            <text:p>141264</text:p>
          </table:table-cell>
          <table:table-cell table:formula="of:=LEFT([.A37];8)" office:value-type="string" office:string-value="141264">
            <text:p>141264</text:p>
          </table:table-cell>
          <table:table-cell office:value-type="string">
            <text:p>1421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141275M</text:p>
          </table:table-cell>
          <table:table-cell table:formula="of:=LEFT([.A38];8)" office:value-type="string" office:string-value="141275M">
            <text:p>141275M</text:p>
          </table:table-cell>
          <table:table-cell office:value-type="string">
            <text:p>1425+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41283">
            <text:p>141283</text:p>
          </table:table-cell>
          <table:table-cell table:formula="of:=LEFT([.A39];8)" office:value-type="string" office:string-value="141283">
            <text:p>141283</text:p>
          </table:table-cell>
          <table:table-cell office:value-type="string">
            <text:p>1418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141284">
            <text:p>141284</text:p>
          </table:table-cell>
          <table:table-cell table:formula="of:=LEFT([.A40];8)" office:value-type="string" office:string-value="141284">
            <text:p>141284</text:p>
          </table:table-cell>
          <table:table-cell office:value-type="string">
            <text:p>1424</text:p>
          </table:table-cell>
          <table:table-cell office:value-type="float" office:value="1296">
            <text:p>1296</text:p>
          </table:table-cell>
        </table:table-row>
        <table:table-row table:style-name="ro1">
          <table:table-cell office:value-type="float" office:value="141284">
            <text:p>141284</text:p>
          </table:table-cell>
          <table:table-cell table:formula="of:=LEFT([.A41];8)" office:value-type="string" office:string-value="141284">
            <text:p>141284</text:p>
          </table:table-cell>
          <table:table-cell office:value-type="string">
            <text:p>1425+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float" office:value="141295">
            <text:p>141295</text:p>
          </table:table-cell>
          <table:table-cell table:formula="of:=LEFT([.A42];8)" office:value-type="string" office:string-value="141295">
            <text:p>141295</text:p>
          </table:table-cell>
          <table:table-cell office:value-type="string">
            <text:p>1425+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141306">
            <text:p>141306</text:p>
          </table:table-cell>
          <table:table-cell table:formula="of:=LEFT([.A43];8)" office:value-type="string" office:string-value="141306">
            <text:p>141306</text:p>
          </table:table-cell>
          <table:table-cell office:value-type="string">
            <text:p>141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1708B</text:p>
          </table:table-cell>
          <table:table-cell table:formula="of:=LEFT([.A44];8)" office:value-type="string" office:string-value="141708B">
            <text:p>141708B</text:p>
          </table:table-cell>
          <table:table-cell office:value-type="string">
            <text:p>1423</text:p>
          </table:table-cell>
          <table:table-cell office:value-type="float" office:value="115680">
            <text:p>115680</text:p>
          </table:table-cell>
        </table:table-row>
        <table:table-row table:style-name="ro1">
          <table:table-cell office:value-type="string">
            <text:p>141708B</text:p>
          </table:table-cell>
          <table:table-cell table:formula="of:=LEFT([.A45];8)" office:value-type="string" office:string-value="141708B">
            <text:p>141708B</text:p>
          </table:table-cell>
          <table:table-cell office:value-type="string">
            <text:p>1424</text:p>
          </table:table-cell>
          <table:table-cell office:value-type="float" office:value="28320">
            <text:p>28320</text:p>
          </table:table-cell>
        </table:table-row>
        <table:table-row table:style-name="ro1">
          <table:table-cell office:value-type="string">
            <text:p>141733A</text:p>
          </table:table-cell>
          <table:table-cell table:formula="of:=LEFT([.A46];8)" office:value-type="string" office:string-value="141733A">
            <text:p>141733A</text:p>
          </table:table-cell>
          <table:table-cell office:value-type="string">
            <text:p>1425+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41734">
            <text:p>141734</text:p>
          </table:table-cell>
          <table:table-cell table:formula="of:=LEFT([.A47];8)" office:value-type="string" office:string-value="141734">
            <text:p>141734</text:p>
          </table:table-cell>
          <table:table-cell office:value-type="string">
            <text:p>1419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41742">
            <text:p>141742</text:p>
          </table:table-cell>
          <table:table-cell table:formula="of:=LEFT([.A48];8)" office:value-type="string" office:string-value="141742">
            <text:p>141742</text:p>
          </table:table-cell>
          <table:table-cell office:value-type="string">
            <text:p>1424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141742A</text:p>
          </table:table-cell>
          <table:table-cell table:formula="of:=LEFT([.A49];8)" office:value-type="string" office:string-value="141742A">
            <text:p>141742A</text:p>
          </table:table-cell>
          <table:table-cell office:value-type="string">
            <text:p>142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141742B</text:p>
          </table:table-cell>
          <table:table-cell table:formula="of:=LEFT([.A50];8)" office:value-type="string" office:string-value="141742B">
            <text:p>141742B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1742V</text:p>
          </table:table-cell>
          <table:table-cell table:formula="of:=LEFT([.A51];8)" office:value-type="string" office:string-value="141742V">
            <text:p>141742V</text:p>
          </table:table-cell>
          <table:table-cell office:value-type="string">
            <text:p>1423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141742W</text:p>
          </table:table-cell>
          <table:table-cell table:formula="of:=LEFT([.A52];8)" office:value-type="string" office:string-value="141742W">
            <text:p>141742W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1773P</text:p>
          </table:table-cell>
          <table:table-cell table:formula="of:=LEFT([.A53];8)" office:value-type="string" office:string-value="141773P">
            <text:p>141773P</text:p>
          </table:table-cell>
          <table:table-cell office:value-type="string">
            <text:p>1422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1773R</text:p>
          </table:table-cell>
          <table:table-cell table:formula="of:=LEFT([.A54];8)" office:value-type="string" office:string-value="141773R">
            <text:p>141773R</text:p>
          </table:table-cell>
          <table:table-cell office:value-type="string">
            <text:p>1422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1773V</text:p>
          </table:table-cell>
          <table:table-cell table:formula="of:=LEFT([.A55];8)" office:value-type="string" office:string-value="141773V">
            <text:p>141773V</text:p>
          </table:table-cell>
          <table:table-cell office:value-type="string">
            <text:p>1422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1774">
            <text:p>141774</text:p>
          </table:table-cell>
          <table:table-cell table:formula="of:=LEFT([.A56];8)" office:value-type="string" office:string-value="141774">
            <text:p>141774</text:p>
          </table:table-cell>
          <table:table-cell office:value-type="string">
            <text:p>1424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string">
            <text:p>141780B</text:p>
          </table:table-cell>
          <table:table-cell table:formula="of:=LEFT([.A57];8)" office:value-type="string" office:string-value="141780B">
            <text:p>141780B</text:p>
          </table:table-cell>
          <table:table-cell office:value-type="string">
            <text:p>1425+</text:p>
          </table:table-cell>
          <table:table-cell office:value-type="float" office:value="48000">
            <text:p>48000</text:p>
          </table:table-cell>
        </table:table-row>
        <table:table-row table:style-name="ro1">
          <table:table-cell office:value-type="string">
            <text:p>141780R</text:p>
          </table:table-cell>
          <table:table-cell table:formula="of:=LEFT([.A58];8)" office:value-type="string" office:string-value="141780R">
            <text:p>141780R</text:p>
          </table:table-cell>
          <table:table-cell office:value-type="string">
            <text:p>1421</text:p>
          </table:table-cell>
          <table:table-cell office:value-type="float" office:value="14400">
            <text:p>14400</text:p>
          </table:table-cell>
        </table:table-row>
        <table:table-row table:style-name="ro1">
          <table:table-cell office:value-type="string">
            <text:p>141780R</text:p>
          </table:table-cell>
          <table:table-cell table:formula="of:=LEFT([.A59];8)" office:value-type="string" office:string-value="141780R">
            <text:p>141780R</text:p>
          </table:table-cell>
          <table:table-cell office:value-type="string">
            <text:p>1422</text:p>
          </table:table-cell>
          <table:table-cell office:value-type="float" office:value="33120">
            <text:p>33120</text:p>
          </table:table-cell>
        </table:table-row>
        <table:table-row table:style-name="ro1">
          <table:table-cell office:value-type="string">
            <text:p>141780R</text:p>
          </table:table-cell>
          <table:table-cell table:formula="of:=LEFT([.A60];8)" office:value-type="string" office:string-value="141780R">
            <text:p>141780R</text:p>
          </table:table-cell>
          <table:table-cell office:value-type="string">
            <text:p>1424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string">
            <text:p>141796A</text:p>
          </table:table-cell>
          <table:table-cell table:formula="of:=LEFT([.A61];8)" office:value-type="string" office:string-value="141796A">
            <text:p>141796A</text:p>
          </table:table-cell>
          <table:table-cell office:value-type="string">
            <text:p>1425+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141796P</text:p>
          </table:table-cell>
          <table:table-cell table:formula="of:=LEFT([.A62];8)" office:value-type="string" office:string-value="141796P">
            <text:p>141796P</text:p>
          </table:table-cell>
          <table:table-cell office:value-type="string">
            <text:p>1425+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141808">
            <text:p>141808</text:p>
          </table:table-cell>
          <table:table-cell table:formula="of:=LEFT([.A63];8)" office:value-type="string" office:string-value="141808">
            <text:p>141808</text:p>
          </table:table-cell>
          <table:table-cell office:value-type="string">
            <text:p>1425+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141809">
            <text:p>141809</text:p>
          </table:table-cell>
          <table:table-cell table:formula="of:=LEFT([.A64];8)" office:value-type="string" office:string-value="141809">
            <text:p>141809</text:p>
          </table:table-cell>
          <table:table-cell office:value-type="string">
            <text:p>1425+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float" office:value="141813">
            <text:p>141813</text:p>
          </table:table-cell>
          <table:table-cell table:formula="of:=LEFT([.A65];8)" office:value-type="string" office:string-value="141813">
            <text:p>141813</text:p>
          </table:table-cell>
          <table:table-cell office:value-type="string">
            <text:p>1421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141813">
            <text:p>141813</text:p>
          </table:table-cell>
          <table:table-cell table:formula="of:=LEFT([.A66];8)" office:value-type="string" office:string-value="141813">
            <text:p>141813</text:p>
          </table:table-cell>
          <table:table-cell office:value-type="string">
            <text:p>1425+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141823">
            <text:p>141823</text:p>
          </table:table-cell>
          <table:table-cell table:formula="of:=LEFT([.A67];8)" office:value-type="string" office:string-value="141823">
            <text:p>141823</text:p>
          </table:table-cell>
          <table:table-cell office:value-type="string">
            <text:p>1423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1825P</text:p>
          </table:table-cell>
          <table:table-cell table:formula="of:=LEFT([.A68];8)" office:value-type="string" office:string-value="141825P">
            <text:p>141825P</text:p>
          </table:table-cell>
          <table:table-cell office:value-type="string">
            <text:p>1420</text:p>
          </table:table-cell>
          <table:table-cell office:value-type="float" office:value="6650">
            <text:p>6650</text:p>
          </table:table-cell>
        </table:table-row>
        <table:table-row table:style-name="ro1">
          <table:table-cell office:value-type="string">
            <text:p>141825P</text:p>
          </table:table-cell>
          <table:table-cell table:formula="of:=LEFT([.A69];8)" office:value-type="string" office:string-value="141825P">
            <text:p>141825P</text:p>
          </table:table-cell>
          <table:table-cell office:value-type="string">
            <text:p>1422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141851">
            <text:p>141851</text:p>
          </table:table-cell>
          <table:table-cell table:formula="of:=LEFT([.A70];8)" office:value-type="string" office:string-value="141851">
            <text:p>141851</text:p>
          </table:table-cell>
          <table:table-cell office:value-type="string">
            <text:p>142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141854A</text:p>
          </table:table-cell>
          <table:table-cell table:formula="of:=LEFT([.A71];8)" office:value-type="string" office:string-value="141854A">
            <text:p>141854A</text:p>
          </table:table-cell>
          <table:table-cell office:value-type="string">
            <text:p>1425+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141854P</text:p>
          </table:table-cell>
          <table:table-cell table:formula="of:=LEFT([.A72];8)" office:value-type="string" office:string-value="141854P">
            <text:p>141854P</text:p>
          </table:table-cell>
          <table:table-cell office:value-type="string">
            <text:p>1425+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141859">
            <text:p>141859</text:p>
          </table:table-cell>
          <table:table-cell table:formula="of:=LEFT([.A73];8)" office:value-type="string" office:string-value="141859">
            <text:p>141859</text:p>
          </table:table-cell>
          <table:table-cell office:value-type="string">
            <text:p>1425+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float" office:value="141863">
            <text:p>141863</text:p>
          </table:table-cell>
          <table:table-cell table:formula="of:=LEFT([.A74];8)" office:value-type="string" office:string-value="141863">
            <text:p>141863</text:p>
          </table:table-cell>
          <table:table-cell office:value-type="string">
            <text:p>1425+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float" office:value="141864">
            <text:p>141864</text:p>
          </table:table-cell>
          <table:table-cell table:formula="of:=LEFT([.A75];8)" office:value-type="string" office:string-value="141864">
            <text:p>141864</text:p>
          </table:table-cell>
          <table:table-cell office:value-type="string">
            <text:p>1420</text:p>
          </table:table-cell>
          <table:table-cell office:value-type="float" office:value="20800">
            <text:p>20800</text:p>
          </table:table-cell>
        </table:table-row>
        <table:table-row table:style-name="ro1">
          <table:table-cell office:value-type="float" office:value="141864">
            <text:p>141864</text:p>
          </table:table-cell>
          <table:table-cell table:formula="of:=LEFT([.A76];8)" office:value-type="string" office:string-value="141864">
            <text:p>141864</text:p>
          </table:table-cell>
          <table:table-cell office:value-type="string">
            <text:p>1422</text:p>
          </table:table-cell>
          <table:table-cell office:value-type="float" office:value="9200">
            <text:p>9200</text:p>
          </table:table-cell>
        </table:table-row>
        <table:table-row table:style-name="ro1">
          <table:table-cell office:value-type="string">
            <text:p>141864A</text:p>
          </table:table-cell>
          <table:table-cell table:formula="of:=LEFT([.A77];8)" office:value-type="string" office:string-value="141864A">
            <text:p>141864A</text:p>
          </table:table-cell>
          <table:table-cell office:value-type="string">
            <text:p>1420</text:p>
          </table:table-cell>
          <table:table-cell office:value-type="float" office:value="16600">
            <text:p>16600</text:p>
          </table:table-cell>
        </table:table-row>
        <table:table-row table:style-name="ro1">
          <table:table-cell office:value-type="string">
            <text:p>141864A</text:p>
          </table:table-cell>
          <table:table-cell table:formula="of:=LEFT([.A78];8)" office:value-type="string" office:string-value="141864A">
            <text:p>141864A</text:p>
          </table:table-cell>
          <table:table-cell office:value-type="string">
            <text:p>1422</text:p>
          </table:table-cell>
          <table:table-cell office:value-type="float" office:value="13400">
            <text:p>13400</text:p>
          </table:table-cell>
        </table:table-row>
        <table:table-row table:style-name="ro1">
          <table:table-cell office:value-type="string">
            <text:p>141864V</text:p>
          </table:table-cell>
          <table:table-cell table:formula="of:=LEFT([.A79];8)" office:value-type="string" office:string-value="141864V">
            <text:p>141864V</text:p>
          </table:table-cell>
          <table:table-cell office:value-type="string">
            <text:p>1420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string">
            <text:p>141864V</text:p>
          </table:table-cell>
          <table:table-cell table:formula="of:=LEFT([.A80];8)" office:value-type="string" office:string-value="141864V">
            <text:p>141864V</text:p>
          </table:table-cell>
          <table:table-cell office:value-type="string">
            <text:p>1422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float" office:value="141868">
            <text:p>141868</text:p>
          </table:table-cell>
          <table:table-cell table:formula="of:=LEFT([.A81];8)" office:value-type="string" office:string-value="141868">
            <text:p>141868</text:p>
          </table:table-cell>
          <table:table-cell office:value-type="string">
            <text:p>141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1868">
            <text:p>141868</text:p>
          </table:table-cell>
          <table:table-cell table:formula="of:=LEFT([.A82];8)" office:value-type="string" office:string-value="141868">
            <text:p>141868</text:p>
          </table:table-cell>
          <table:table-cell office:value-type="string">
            <text:p>1420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41868">
            <text:p>141868</text:p>
          </table:table-cell>
          <table:table-cell table:formula="of:=LEFT([.A83];8)" office:value-type="string" office:string-value="141868">
            <text:p>141868</text:p>
          </table:table-cell>
          <table:table-cell office:value-type="string">
            <text:p>1425+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141868C</text:p>
          </table:table-cell>
          <table:table-cell table:formula="of:=LEFT([.A84];8)" office:value-type="string" office:string-value="141868C">
            <text:p>141868C</text:p>
          </table:table-cell>
          <table:table-cell office:value-type="string">
            <text:p>1422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41869">
            <text:p>141869</text:p>
          </table:table-cell>
          <table:table-cell table:formula="of:=LEFT([.A85];8)" office:value-type="string" office:string-value="141869">
            <text:p>141869</text:p>
          </table:table-cell>
          <table:table-cell office:value-type="string">
            <text:p>1425+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float" office:value="141872">
            <text:p>141872</text:p>
          </table:table-cell>
          <table:table-cell table:formula="of:=LEFT([.A86];8)" office:value-type="string" office:string-value="141872">
            <text:p>141872</text:p>
          </table:table-cell>
          <table:table-cell office:value-type="string">
            <text:p>1420</text:p>
          </table:table-cell>
          <table:table-cell office:value-type="float" office:value="23000">
            <text:p>23000</text:p>
          </table:table-cell>
        </table:table-row>
        <table:table-row table:style-name="ro1">
          <table:table-cell office:value-type="float" office:value="141872">
            <text:p>141872</text:p>
          </table:table-cell>
          <table:table-cell table:formula="of:=LEFT([.A87];8)" office:value-type="string" office:string-value="141872">
            <text:p>141872</text:p>
          </table:table-cell>
          <table:table-cell office:value-type="string">
            <text:p>1422</text:p>
          </table:table-cell>
          <table:table-cell office:value-type="float" office:value="7000">
            <text:p>7000</text:p>
          </table:table-cell>
        </table:table-row>
        <table:table-row table:style-name="ro1">
          <table:table-cell office:value-type="string">
            <text:p>141876P</text:p>
          </table:table-cell>
          <table:table-cell table:formula="of:=LEFT([.A88];8)" office:value-type="string" office:string-value="141876P">
            <text:p>141876P</text:p>
          </table:table-cell>
          <table:table-cell office:value-type="string">
            <text:p>1425+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float" office:value="141878">
            <text:p>141878</text:p>
          </table:table-cell>
          <table:table-cell table:formula="of:=LEFT([.A89];8)" office:value-type="string" office:string-value="141878">
            <text:p>141878</text:p>
          </table:table-cell>
          <table:table-cell office:value-type="string">
            <text:p>1420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string">
            <text:p>141884G</text:p>
          </table:table-cell>
          <table:table-cell table:formula="of:=LEFT([.A90];8)" office:value-type="string" office:string-value="141884G">
            <text:p>141884G</text:p>
          </table:table-cell>
          <table:table-cell office:value-type="string">
            <text:p>1418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141884T</text:p>
          </table:table-cell>
          <table:table-cell table:formula="of:=LEFT([.A91];8)" office:value-type="string" office:string-value="141884T">
            <text:p>141884T</text:p>
          </table:table-cell>
          <table:table-cell office:value-type="string">
            <text:p>1419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141887A</text:p>
          </table:table-cell>
          <table:table-cell table:formula="of:=LEFT([.A92];8)" office:value-type="string" office:string-value="141887A">
            <text:p>141887A</text:p>
          </table:table-cell>
          <table:table-cell office:value-type="string">
            <text:p>1425+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float" office:value="141889">
            <text:p>141889</text:p>
          </table:table-cell>
          <table:table-cell table:formula="of:=LEFT([.A93];8)" office:value-type="string" office:string-value="141889">
            <text:p>141889</text:p>
          </table:table-cell>
          <table:table-cell office:value-type="string">
            <text:p>1418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141890P</text:p>
          </table:table-cell>
          <table:table-cell table:formula="of:=LEFT([.A94];8)" office:value-type="string" office:string-value="141890P">
            <text:p>141890P</text:p>
          </table:table-cell>
          <table:table-cell office:value-type="string">
            <text:p>1418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141892P</text:p>
          </table:table-cell>
          <table:table-cell table:formula="of:=LEFT([.A95];8)" office:value-type="string" office:string-value="141892P">
            <text:p>141892P</text:p>
          </table:table-cell>
          <table:table-cell office:value-type="string">
            <text:p>1425+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41899">
            <text:p>141899</text:p>
          </table:table-cell>
          <table:table-cell table:formula="of:=LEFT([.A96];8)" office:value-type="string" office:string-value="141899">
            <text:p>141899</text:p>
          </table:table-cell>
          <table:table-cell office:value-type="string">
            <text:p>1418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float" office:value="141900">
            <text:p>141900</text:p>
          </table:table-cell>
          <table:table-cell table:formula="of:=LEFT([.A97];8)" office:value-type="string" office:string-value="141900">
            <text:p>141900</text:p>
          </table:table-cell>
          <table:table-cell office:value-type="string">
            <text:p>1425+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string">
            <text:p>143004C</text:p>
          </table:table-cell>
          <table:table-cell table:formula="of:=LEFT([.A98];8)" office:value-type="string" office:string-value="143004C">
            <text:p>143004C</text:p>
          </table:table-cell>
          <table:table-cell office:value-type="string">
            <text:p>1425+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143007">
            <text:p>143007</text:p>
          </table:table-cell>
          <table:table-cell table:formula="of:=LEFT([.A99];8)" office:value-type="string" office:string-value="143007">
            <text:p>143007</text:p>
          </table:table-cell>
          <table:table-cell office:value-type="string">
            <text:p>1425+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float" office:value="143008">
            <text:p>143008</text:p>
          </table:table-cell>
          <table:table-cell table:formula="of:=LEFT([.A100];8)" office:value-type="string" office:string-value="143008">
            <text:p>143008</text:p>
          </table:table-cell>
          <table:table-cell office:value-type="string">
            <text:p>1425+</text:p>
          </table:table-cell>
          <table:table-cell office:value-type="float" office:value="12000">
            <text:p>12000</text:p>
          </table:table-cell>
        </table:table-row>
        <table:table-row table:style-name="ro1">
          <table:table-cell office:value-type="float" office:value="143023">
            <text:p>143023</text:p>
          </table:table-cell>
          <table:table-cell table:formula="of:=LEFT([.A101];8)" office:value-type="string" office:string-value="143023">
            <text:p>143023</text:p>
          </table:table-cell>
          <table:table-cell office:value-type="string">
            <text:p>1425+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143024">
            <text:p>143024</text:p>
          </table:table-cell>
          <table:table-cell table:formula="of:=LEFT([.A102];8)" office:value-type="string" office:string-value="143024">
            <text:p>143024</text:p>
          </table:table-cell>
          <table:table-cell office:value-type="string">
            <text:p>1425+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143027">
            <text:p>143027</text:p>
          </table:table-cell>
          <table:table-cell table:formula="of:=LEFT([.A103];8)" office:value-type="string" office:string-value="143027">
            <text:p>143027</text:p>
          </table:table-cell>
          <table:table-cell office:value-type="string">
            <text:p>1419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3028">
            <text:p>143028</text:p>
          </table:table-cell>
          <table:table-cell table:formula="of:=LEFT([.A104];8)" office:value-type="string" office:string-value="143028">
            <text:p>143028</text:p>
          </table:table-cell>
          <table:table-cell office:value-type="string">
            <text:p>1425+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143035P</text:p>
          </table:table-cell>
          <table:table-cell table:formula="of:=LEFT([.A105];8)" office:value-type="string" office:string-value="143035P">
            <text:p>143035P</text:p>
          </table:table-cell>
          <table:table-cell office:value-type="string">
            <text:p>1425+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143038">
            <text:p>143038</text:p>
          </table:table-cell>
          <table:table-cell table:formula="of:=LEFT([.A106];8)" office:value-type="string" office:string-value="143038">
            <text:p>143038</text:p>
          </table:table-cell>
          <table:table-cell office:value-type="string">
            <text:p>141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3039A</text:p>
          </table:table-cell>
          <table:table-cell table:formula="of:=LEFT([.A107];8)" office:value-type="string" office:string-value="143039A">
            <text:p>143039A</text:p>
          </table:table-cell>
          <table:table-cell office:value-type="string">
            <text:p>1425+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43058">
            <text:p>143058</text:p>
          </table:table-cell>
          <table:table-cell table:formula="of:=LEFT([.A108];8)" office:value-type="string" office:string-value="143058">
            <text:p>143058</text:p>
          </table:table-cell>
          <table:table-cell office:value-type="string">
            <text:p>1425+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43059">
            <text:p>143059</text:p>
          </table:table-cell>
          <table:table-cell table:formula="of:=LEFT([.A109];8)" office:value-type="string" office:string-value="143059">
            <text:p>143059</text:p>
          </table:table-cell>
          <table:table-cell office:value-type="string">
            <text:p>1418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3060">
            <text:p>143060</text:p>
          </table:table-cell>
          <table:table-cell table:formula="of:=LEFT([.A110];8)" office:value-type="string" office:string-value="143060">
            <text:p>143060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3062">
            <text:p>143062</text:p>
          </table:table-cell>
          <table:table-cell table:formula="of:=LEFT([.A111];8)" office:value-type="string" office:string-value="143062">
            <text:p>143062</text:p>
          </table:table-cell>
          <table:table-cell office:value-type="string">
            <text:p>1425+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143064">
            <text:p>143064</text:p>
          </table:table-cell>
          <table:table-cell table:formula="of:=LEFT([.A112];8)" office:value-type="string" office:string-value="143064">
            <text:p>143064</text:p>
          </table:table-cell>
          <table:table-cell office:value-type="string">
            <text:p>1423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3085A</text:p>
          </table:table-cell>
          <table:table-cell table:formula="of:=LEFT([.A113];8)" office:value-type="string" office:string-value="143085A">
            <text:p>143085A</text:p>
          </table:table-cell>
          <table:table-cell office:value-type="string">
            <text:p>1425+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string">
            <text:p>143085V</text:p>
          </table:table-cell>
          <table:table-cell table:formula="of:=LEFT([.A114];8)" office:value-type="string" office:string-value="143085V">
            <text:p>143085V</text:p>
          </table:table-cell>
          <table:table-cell office:value-type="string">
            <text:p>1424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143086">
            <text:p>143086</text:p>
          </table:table-cell>
          <table:table-cell table:formula="of:=LEFT([.A115];8)" office:value-type="string" office:string-value="143086">
            <text:p>143086</text:p>
          </table:table-cell>
          <table:table-cell office:value-type="string">
            <text:p>1425+</text:p>
          </table:table-cell>
          <table:table-cell office:value-type="float" office:value="14400">
            <text:p>14400</text:p>
          </table:table-cell>
        </table:table-row>
        <table:table-row table:style-name="ro1">
          <table:table-cell office:value-type="string">
            <text:p>143091A</text:p>
          </table:table-cell>
          <table:table-cell table:formula="of:=LEFT([.A116];8)" office:value-type="string" office:string-value="143091A">
            <text:p>143091A</text:p>
          </table:table-cell>
          <table:table-cell office:value-type="string">
            <text:p>1422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143091C</text:p>
          </table:table-cell>
          <table:table-cell table:formula="of:=LEFT([.A117];8)" office:value-type="string" office:string-value="143091C">
            <text:p>143091C</text:p>
          </table:table-cell>
          <table:table-cell office:value-type="string">
            <text:p>1422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143091T</text:p>
          </table:table-cell>
          <table:table-cell table:formula="of:=LEFT([.A118];8)" office:value-type="string" office:string-value="143091T">
            <text:p>143091T</text:p>
          </table:table-cell>
          <table:table-cell office:value-type="string">
            <text:p>1422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43092">
            <text:p>143092</text:p>
          </table:table-cell>
          <table:table-cell table:formula="of:=LEFT([.A119];8)" office:value-type="string" office:string-value="143092">
            <text:p>143092</text:p>
          </table:table-cell>
          <table:table-cell office:value-type="string">
            <text:p>1425+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143114">
            <text:p>143114</text:p>
          </table:table-cell>
          <table:table-cell table:formula="of:=LEFT([.A120];8)" office:value-type="string" office:string-value="143114">
            <text:p>143114</text:p>
          </table:table-cell>
          <table:table-cell office:value-type="string">
            <text:p>1425+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float" office:value="143121">
            <text:p>143121</text:p>
          </table:table-cell>
          <table:table-cell table:formula="of:=LEFT([.A121];8)" office:value-type="string" office:string-value="143121">
            <text:p>143121</text:p>
          </table:table-cell>
          <table:table-cell office:value-type="string">
            <text:p>1425+</text:p>
          </table:table-cell>
          <table:table-cell office:value-type="float" office:value="75000">
            <text:p>75000</text:p>
          </table:table-cell>
        </table:table-row>
        <table:table-row table:style-name="ro1">
          <table:table-cell office:value-type="float" office:value="143122">
            <text:p>143122</text:p>
          </table:table-cell>
          <table:table-cell table:formula="of:=LEFT([.A122];8)" office:value-type="string" office:string-value="143122">
            <text:p>143122</text:p>
          </table:table-cell>
          <table:table-cell office:value-type="string">
            <text:p>1419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3123A</text:p>
          </table:table-cell>
          <table:table-cell table:formula="of:=LEFT([.A123];8)" office:value-type="string" office:string-value="143123A">
            <text:p>143123A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3123P</text:p>
          </table:table-cell>
          <table:table-cell table:formula="of:=LEFT([.A124];8)" office:value-type="string" office:string-value="143123P">
            <text:p>143123P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3128">
            <text:p>143128</text:p>
          </table:table-cell>
          <table:table-cell table:formula="of:=LEFT([.A125];8)" office:value-type="string" office:string-value="143128">
            <text:p>143128</text:p>
          </table:table-cell>
          <table:table-cell office:value-type="string">
            <text:p>1422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143129">
            <text:p>143129</text:p>
          </table:table-cell>
          <table:table-cell table:formula="of:=LEFT([.A126];8)" office:value-type="string" office:string-value="143129">
            <text:p>143129</text:p>
          </table:table-cell>
          <table:table-cell office:value-type="string">
            <text:p>1425+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143132A</text:p>
          </table:table-cell>
          <table:table-cell table:formula="of:=LEFT([.A127];8)" office:value-type="string" office:string-value="143132A">
            <text:p>143132A</text:p>
          </table:table-cell>
          <table:table-cell office:value-type="string">
            <text:p>1422</text:p>
          </table:table-cell>
          <table:table-cell office:value-type="float" office:value="16000">
            <text:p>16000</text:p>
          </table:table-cell>
        </table:table-row>
        <table:table-row table:style-name="ro1">
          <table:table-cell office:value-type="float" office:value="143135">
            <text:p>143135</text:p>
          </table:table-cell>
          <table:table-cell table:formula="of:=LEFT([.A128];8)" office:value-type="string" office:string-value="143135">
            <text:p>143135</text:p>
          </table:table-cell>
          <table:table-cell office:value-type="string">
            <text:p>1425+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string">
            <text:p>143138A</text:p>
          </table:table-cell>
          <table:table-cell table:formula="of:=LEFT([.A129];8)" office:value-type="string" office:string-value="143138A">
            <text:p>143138A</text:p>
          </table:table-cell>
          <table:table-cell office:value-type="string">
            <text:p>1425+</text:p>
          </table:table-cell>
          <table:table-cell office:value-type="float" office:value="9600">
            <text:p>9600</text:p>
          </table:table-cell>
        </table:table-row>
        <table:table-row table:style-name="ro1">
          <table:table-cell office:value-type="string">
            <text:p>143138P</text:p>
          </table:table-cell>
          <table:table-cell table:formula="of:=LEFT([.A130];8)" office:value-type="string" office:string-value="143138P">
            <text:p>143138P</text:p>
          </table:table-cell>
          <table:table-cell office:value-type="string">
            <text:p>1425+</text:p>
          </table:table-cell>
          <table:table-cell office:value-type="float" office:value="14400">
            <text:p>14400</text:p>
          </table:table-cell>
        </table:table-row>
        <table:table-row table:style-name="ro1">
          <table:table-cell office:value-type="string">
            <text:p>143143A</text:p>
          </table:table-cell>
          <table:table-cell table:formula="of:=LEFT([.A131];8)" office:value-type="string" office:string-value="143143A">
            <text:p>143143A</text:p>
          </table:table-cell>
          <table:table-cell office:value-type="string">
            <text:p>1419</text:p>
          </table:table-cell>
          <table:table-cell office:value-type="float" office:value="4740">
            <text:p>4740</text:p>
          </table:table-cell>
        </table:table-row>
        <table:table-row table:style-name="ro1">
          <table:table-cell office:value-type="string">
            <text:p>143143A</text:p>
          </table:table-cell>
          <table:table-cell table:formula="of:=LEFT([.A132];8)" office:value-type="string" office:string-value="143143A">
            <text:p>143143A</text:p>
          </table:table-cell>
          <table:table-cell office:value-type="string">
            <text:p>1421</text:p>
          </table:table-cell>
          <table:table-cell office:value-type="float" office:value="7260">
            <text:p>7260</text:p>
          </table:table-cell>
        </table:table-row>
        <table:table-row table:style-name="ro1">
          <table:table-cell office:value-type="string">
            <text:p>143143V</text:p>
          </table:table-cell>
          <table:table-cell table:formula="of:=LEFT([.A133];8)" office:value-type="string" office:string-value="143143V">
            <text:p>143143V</text:p>
          </table:table-cell>
          <table:table-cell office:value-type="string">
            <text:p>1424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3143V</text:p>
          </table:table-cell>
          <table:table-cell table:formula="of:=LEFT([.A134];8)" office:value-type="string" office:string-value="143143V">
            <text:p>143143V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3144">
            <text:p>143144</text:p>
          </table:table-cell>
          <table:table-cell table:formula="of:=LEFT([.A135];8)" office:value-type="string" office:string-value="143144">
            <text:p>143144</text:p>
          </table:table-cell>
          <table:table-cell office:value-type="string">
            <text:p>1422</text:p>
          </table:table-cell>
          <table:table-cell office:value-type="float" office:value="7200">
            <text:p>7200</text:p>
          </table:table-cell>
        </table:table-row>
        <table:table-row table:style-name="ro1">
          <table:table-cell office:value-type="float" office:value="143145">
            <text:p>143145</text:p>
          </table:table-cell>
          <table:table-cell table:formula="of:=LEFT([.A136];8)" office:value-type="string" office:string-value="143145">
            <text:p>143145</text:p>
          </table:table-cell>
          <table:table-cell office:value-type="string">
            <text:p>1425+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string">
            <text:p>143147A</text:p>
          </table:table-cell>
          <table:table-cell table:formula="of:=LEFT([.A137];8)" office:value-type="string" office:string-value="143147A">
            <text:p>143147A</text:p>
          </table:table-cell>
          <table:table-cell office:value-type="string">
            <text:p>1421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143147A</text:p>
          </table:table-cell>
          <table:table-cell table:formula="of:=LEFT([.A138];8)" office:value-type="string" office:string-value="143147A">
            <text:p>143147A</text:p>
          </table:table-cell>
          <table:table-cell office:value-type="string">
            <text:p>1422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>
            <text:p>143147A</text:p>
          </table:table-cell>
          <table:table-cell table:formula="of:=LEFT([.A139];8)" office:value-type="string" office:string-value="143147A">
            <text:p>143147A</text:p>
          </table:table-cell>
          <table:table-cell office:value-type="string">
            <text:p>1425+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143151A</text:p>
          </table:table-cell>
          <table:table-cell table:formula="of:=LEFT([.A140];8)" office:value-type="string" office:string-value="143151A">
            <text:p>143151A</text:p>
          </table:table-cell>
          <table:table-cell office:value-type="string">
            <text:p>1425+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143151P</text:p>
          </table:table-cell>
          <table:table-cell table:formula="of:=LEFT([.A141];8)" office:value-type="string" office:string-value="143151P">
            <text:p>143151P</text:p>
          </table:table-cell>
          <table:table-cell office:value-type="string">
            <text:p>1425+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143151V</text:p>
          </table:table-cell>
          <table:table-cell table:formula="of:=LEFT([.A142];8)" office:value-type="string" office:string-value="143151V">
            <text:p>143151V</text:p>
          </table:table-cell>
          <table:table-cell office:value-type="string">
            <text:p>1425+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float" office:value="143152">
            <text:p>143152</text:p>
          </table:table-cell>
          <table:table-cell table:formula="of:=LEFT([.A143];8)" office:value-type="string" office:string-value="143152">
            <text:p>143152</text:p>
          </table:table-cell>
          <table:table-cell office:value-type="string">
            <text:p>1425+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string">
            <text:p>143159P</text:p>
          </table:table-cell>
          <table:table-cell table:formula="of:=LEFT([.A144];8)" office:value-type="string" office:string-value="143159P">
            <text:p>143159P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3159V</text:p>
          </table:table-cell>
          <table:table-cell table:formula="of:=LEFT([.A145];8)" office:value-type="string" office:string-value="143159V">
            <text:p>143159V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143161">
            <text:p>143161</text:p>
          </table:table-cell>
          <table:table-cell table:formula="of:=LEFT([.A146];8)" office:value-type="string" office:string-value="143161">
            <text:p>143161</text:p>
          </table:table-cell>
          <table:table-cell office:value-type="string">
            <text:p>1422</text:p>
          </table:table-cell>
          <table:table-cell office:value-type="float" office:value="18000">
            <text:p>18000</text:p>
          </table:table-cell>
        </table:table-row>
        <table:table-row table:style-name="ro1">
          <table:table-cell office:value-type="float" office:value="143162">
            <text:p>143162</text:p>
          </table:table-cell>
          <table:table-cell table:formula="of:=LEFT([.A147];8)" office:value-type="string" office:string-value="143162">
            <text:p>143162</text:p>
          </table:table-cell>
          <table:table-cell office:value-type="string">
            <text:p>1425+</text:p>
          </table:table-cell>
          <table:table-cell office:value-type="float" office:value="30000">
            <text:p>30000</text:p>
          </table:table-cell>
        </table:table-row>
        <table:table-row table:style-name="ro1">
          <table:table-cell office:value-type="string">
            <text:p>143165A</text:p>
          </table:table-cell>
          <table:table-cell table:formula="of:=LEFT([.A148];8)" office:value-type="string" office:string-value="143165A">
            <text:p>143165A</text:p>
          </table:table-cell>
          <table:table-cell office:value-type="string">
            <text:p>1425+</text:p>
          </table:table-cell>
          <table:table-cell office:value-type="float" office:value="48000">
            <text:p>48000</text:p>
          </table:table-cell>
        </table:table-row>
        <table:table-row table:style-name="ro1">
          <table:table-cell office:value-type="string">
            <text:p>143165I</text:p>
          </table:table-cell>
          <table:table-cell table:formula="of:=LEFT([.A149];8)" office:value-type="string" office:string-value="143165I">
            <text:p>143165I</text:p>
          </table:table-cell>
          <table:table-cell office:value-type="string">
            <text:p>1425+</text:p>
          </table:table-cell>
          <table:table-cell office:value-type="float" office:value="9600">
            <text:p>9600</text:p>
          </table:table-cell>
        </table:table-row>
        <table:table-row table:style-name="ro1">
          <table:table-cell office:value-type="float" office:value="143166">
            <text:p>143166</text:p>
          </table:table-cell>
          <table:table-cell table:formula="of:=LEFT([.A150];8)" office:value-type="string" office:string-value="143166">
            <text:p>143166</text:p>
          </table:table-cell>
          <table:table-cell office:value-type="string">
            <text:p>1425+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143167">
            <text:p>143167</text:p>
          </table:table-cell>
          <table:table-cell table:formula="of:=LEFT([.A151];8)" office:value-type="string" office:string-value="143167">
            <text:p>143167</text:p>
          </table:table-cell>
          <table:table-cell office:value-type="string">
            <text:p>1425+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143170A</text:p>
          </table:table-cell>
          <table:table-cell table:formula="of:=LEFT([.A152];8)" office:value-type="string" office:string-value="143170A">
            <text:p>143170A</text:p>
          </table:table-cell>
          <table:table-cell office:value-type="string">
            <text:p>1425+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3170P</text:p>
          </table:table-cell>
          <table:table-cell table:formula="of:=LEFT([.A153];8)" office:value-type="string" office:string-value="143170P">
            <text:p>143170P</text:p>
          </table:table-cell>
          <table:table-cell office:value-type="string">
            <text:p>1425+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143170V</text:p>
          </table:table-cell>
          <table:table-cell table:formula="of:=LEFT([.A154];8)" office:value-type="string" office:string-value="143170V">
            <text:p>143170V</text:p>
          </table:table-cell>
          <table:table-cell office:value-type="string">
            <text:p>1425+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3171A</text:p>
          </table:table-cell>
          <table:table-cell table:formula="of:=LEFT([.A155];8)" office:value-type="string" office:string-value="143171A">
            <text:p>143171A</text:p>
          </table:table-cell>
          <table:table-cell office:value-type="string">
            <text:p>1425+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3171G</text:p>
          </table:table-cell>
          <table:table-cell table:formula="of:=LEFT([.A156];8)" office:value-type="string" office:string-value="143171G">
            <text:p>143171G</text:p>
          </table:table-cell>
          <table:table-cell office:value-type="string">
            <text:p>1425+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3171L</text:p>
          </table:table-cell>
          <table:table-cell table:formula="of:=LEFT([.A157];8)" office:value-type="string" office:string-value="143171L">
            <text:p>143171L</text:p>
          </table:table-cell>
          <table:table-cell office:value-type="string">
            <text:p>1425+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143171P</text:p>
          </table:table-cell>
          <table:table-cell table:formula="of:=LEFT([.A158];8)" office:value-type="string" office:string-value="143171P">
            <text:p>143171P</text:p>
          </table:table-cell>
          <table:table-cell office:value-type="string">
            <text:p>1425+</text:p>
          </table:table-cell>
          <table:table-cell office:value-type="float" office:value="15000">
            <text:p>15000</text:p>
          </table:table-cell>
        </table:table-row>
        <table:table-row table:style-name="ro1">
          <table:table-cell office:value-type="string">
            <text:p>143171V</text:p>
          </table:table-cell>
          <table:table-cell table:formula="of:=LEFT([.A159];8)" office:value-type="string" office:string-value="143171V">
            <text:p>143171V</text:p>
          </table:table-cell>
          <table:table-cell office:value-type="string">
            <text:p>1425+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43183">
            <text:p>143183</text:p>
          </table:table-cell>
          <table:table-cell table:formula="of:=LEFT([.A160];8)" office:value-type="string" office:string-value="143183">
            <text:p>143183</text:p>
          </table:table-cell>
          <table:table-cell office:value-type="string">
            <text:p>1421</text:p>
          </table:table-cell>
          <table:table-cell office:value-type="float" office:value="3600">
            <text:p>3600</text:p>
          </table:table-cell>
        </table:table-row>
        <table:table-row table:style-name="ro1">
          <table:table-cell office:value-type="float" office:value="143184">
            <text:p>143184</text:p>
          </table:table-cell>
          <table:table-cell table:formula="of:=LEFT([.A161];8)" office:value-type="string" office:string-value="143184">
            <text:p>143184</text:p>
          </table:table-cell>
          <table:table-cell office:value-type="string">
            <text:p>1421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143185">
            <text:p>143185</text:p>
          </table:table-cell>
          <table:table-cell table:formula="of:=LEFT([.A162];8)" office:value-type="string" office:string-value="143185">
            <text:p>143185</text:p>
          </table:table-cell>
          <table:table-cell office:value-type="string">
            <text:p>1425+</text:p>
          </table:table-cell>
          <table:table-cell office:value-type="float" office:value="2400">
            <text:p>2400</text:p>
          </table:table-cell>
        </table:table-row>
        <table:table-row table:style-name="ro1">
          <table:table-cell office:value-type="float" office:value="143190">
            <text:p>143190</text:p>
          </table:table-cell>
          <table:table-cell table:formula="of:=LEFT([.A163];8)" office:value-type="string" office:string-value="143190">
            <text:p>143190</text:p>
          </table:table-cell>
          <table:table-cell office:value-type="string">
            <text:p>1423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143192A</text:p>
          </table:table-cell>
          <table:table-cell table:formula="of:=LEFT([.A164];8)" office:value-type="string" office:string-value="143192A">
            <text:p>143192A</text:p>
          </table:table-cell>
          <table:table-cell office:value-type="string">
            <text:p>1424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3192P</text:p>
          </table:table-cell>
          <table:table-cell table:formula="of:=LEFT([.A165];8)" office:value-type="string" office:string-value="143192P">
            <text:p>143192P</text:p>
          </table:table-cell>
          <table:table-cell office:value-type="string">
            <text:p>1419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143192P</text:p>
          </table:table-cell>
          <table:table-cell table:formula="of:=LEFT([.A166];8)" office:value-type="string" office:string-value="143192P">
            <text:p>143192P</text:p>
          </table:table-cell>
          <table:table-cell office:value-type="string">
            <text:p>1425+</text:p>
          </table:table-cell>
          <table:table-cell office:value-type="float" office:value="6000">
            <text:p>6000</text:p>
          </table:table-cell>
        </table:table-row>
        <table:table-row table:style-name="ro1">
          <table:table-cell office:value-type="string">
            <text:p>143192V</text:p>
          </table:table-cell>
          <table:table-cell table:formula="of:=LEFT([.A167];8)" office:value-type="string" office:string-value="143192V">
            <text:p>143192V</text:p>
          </table:table-cell>
          <table:table-cell office:value-type="string">
            <text:p>1419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143204">
            <text:p>143204</text:p>
          </table:table-cell>
          <table:table-cell table:formula="of:=LEFT([.A168];8)" office:value-type="string" office:string-value="143204">
            <text:p>143204</text:p>
          </table:table-cell>
          <table:table-cell office:value-type="string">
            <text:p>142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43204">
            <text:p>143204</text:p>
          </table:table-cell>
          <table:table-cell table:formula="of:=LEFT([.A169];8)" office:value-type="string" office:string-value="143204">
            <text:p>143204</text:p>
          </table:table-cell>
          <table:table-cell office:value-type="string">
            <text:p>1425+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43204">
            <text:p>143204</text:p>
          </table:table-cell>
          <table:table-cell table:formula="of:=LEFT([.A170];8)" office:value-type="string" office:string-value="143204">
            <text:p>143204</text:p>
          </table:table-cell>
          <table:table-cell office:value-type="string">
            <text:p>1425+</text:p>
          </table:table-cell>
          <table:table-cell office:value-type="float" office:value="20000">
            <text:p>20000</text:p>
          </table:table-cell>
        </table:table-row>
        <table:table-row table:style-name="ro1">
          <table:table-cell office:value-type="float" office:value="143214">
            <text:p>143214</text:p>
          </table:table-cell>
          <table:table-cell table:formula="of:=LEFT([.A171];8)" office:value-type="string" office:string-value="143214">
            <text:p>143214</text:p>
          </table:table-cell>
          <table:table-cell office:value-type="string">
            <text:p>1424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143215">
            <text:p>143215</text:p>
          </table:table-cell>
          <table:table-cell table:formula="of:=LEFT([.A172];8)" office:value-type="string" office:string-value="143215">
            <text:p>143215</text:p>
          </table:table-cell>
          <table:table-cell office:value-type="string">
            <text:p>1424</text:p>
          </table:table-cell>
          <table:table-cell office:value-type="float" office:value="3600">
            <text:p>3600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Planilha1.A1:Planilha1.D172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2" number:min-integer-digits="1"/>
      <number:text> </number:text>
    </number:number-style>
    <number:number-style style:name="N138P0" style:volatile="true">
      <number:number number:decimal-places="2" number:min-integer-digits="1"/>
      <number:text> </number:text>
    </number:number-style>
    <number:number-style style:name="N138">
      <style:text-properties fo:color="#ff0000"/>
      <number:text>(</number:text>
      <number:number number:decimal-places="2" number:min-integer-digits="1"/>
      <number:text>)</number:text>
      <style:map style:condition="value()&gt;=0" style:apply-style-name="N138P0"/>
    </number:number-style>
    <number:number-style style:name="N140P0" style:volatile="true">
      <number:number number:decimal-places="0" number:min-integer-digits="1"/>
      <number:text> </number:text>
    </number:number-style>
    <number:number-style style:name="N140">
      <style:text-properties fo:color="#ff0000"/>
      <number:text>(</number:text>
      <number:number number:decimal-places="0" number:min-integer-digits="1"/>
      <number:text>)</number:text>
      <style:map style:condition="value()&gt;=0" style:apply-style-name="N140P0"/>
    </number:number-style>
    <number:number-style style:name="N141">
      <number:number number:decimal-places="0" number:min-integer-digits="6"/>
    </number:number-style>
    <number:number-style style:name="N142">
      <number:number number:decimal-places="3" number:min-integer-digits="1"/>
      <number:text> </number:text>
    </number:number-style>
    <number:number-style style:name="N143P0" style:volatile="true">
      <number:number number:decimal-places="3" number:min-integer-digits="1"/>
      <number:text> </number:text>
    </number:number-style>
    <number:number-style style:name="N143">
      <style:text-properties fo:color="#ff0000"/>
      <number:text>(</number:text>
      <number:number number:decimal-places="3" number:min-integer-digits="1"/>
      <number:text>)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1" number:min-integer-digits="1"/>
      <number:text> </number:text>
    </number:number-style>
    <number:number-style style:name="N147P0" style:volatile="true">
      <number:text>¥</number:text>
      <number:number number:decimal-places="0" number:min-integer-digits="1" number:grouping="true"/>
    </number:number-style>
    <number:number-style style:name="N147">
      <number:text>¥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¥</number:text>
      <number:number number:decimal-places="0" number:min-integer-digits="1" number:grouping="true"/>
    </number:number-style>
    <number:number-style style:name="N148">
      <style:text-properties fo:color="#ff0000"/>
      <number:text>¥-</number:text>
      <number:number number:decimal-places="0" number:min-integer-digits="1" number:grouping="true"/>
      <style:map style:condition="value()&gt;=0" style:apply-style-name="N148P0"/>
    </number:number-style>
    <number:number-style style:name="N150P0" style:volatile="true">
      <number:text>¥</number:text>
      <number:number number:decimal-places="2" number:min-integer-digits="1" number:grouping="true"/>
    </number:number-style>
    <number:number-style style:name="N150">
      <number:text>¥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text>¥</number:text>
      <number:number number:decimal-places="2" number:min-integer-digits="1" number:grouping="true"/>
    </number:number-style>
    <number:number-style style:name="N151">
      <style:text-properties fo:color="#ff0000"/>
      <number:text>¥-</number:text>
      <number:number number:decimal-places="2" number:min-integer-digits="1" number:grouping="true"/>
      <style:map style:condition="value()&gt;=0" style:apply-style-name="N151P0"/>
    </number:number-style>
    <number:number-style style:name="N155P0" style:volatile="true">
      <number:text> ¥</number:text>
      <number:number number:decimal-places="0" number:min-integer-digits="1" number:grouping="true"/>
      <number:text> </number:text>
    </number:number-style>
    <number:number-style style:name="N155P1" style:volatile="true">
      <number:text> ¥-</number:text>
      <number:number number:decimal-places="0" number:min-integer-digits="1" number:grouping="true"/>
      <number:text> </number:text>
    </number:number-style>
    <number:number-style style:name="N155P2" style:volatile="true">
      <number:text> ¥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3" number:min-integer-digits="1" number:grouping="true"/>
      <number:text> </number:text>
    </number:number-style>
    <number:number-style style:name="N171P0" style:volatile="true">
      <number:number number:decimal-places="3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71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24/07/2014</text:date>, <text:time>12:27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14T13:52:34.46</meta:creation-date>
    <dc:date>2014-07-17T11:18:58.77</dc:date>
    <meta:editing-duration>P1DT3H38M6S</meta:editing-duration>
    <meta:editing-cycles>64</meta:editing-cycles>
    <meta:generator>BrOffice/3.3$Win32 LibreOffice_project/330m19$Build-301</meta:generator>
    <meta:document-statistic meta:table-count="3" meta:cell-count="688" meta:object-count="0"/>
  </office:meta>
</office:document-meta>
</file>